
<file path=META-INF/manifest.xml><?xml version="1.0" encoding="utf-8"?>
<manifest:manifest xmlns:manifest="urn:oasis:names:tc:opendocument:xmlns:manifest:1.0" manifest:version="1.3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automatic-styles>
    <style:style style:family="table" style:name="ta0">
      <style:table-properties table:display="true"/>
    </style:style>
    <style:style style:family="table-cell" style:name="ce0">
      <style:table-cell-properties fo:background-color="#FF0000"/>
    </style:style>
    <style:style style:family="table-cell" style:name="ce1">
      <style:table-cell-properties fo:background-color="#FF0000"/>
    </style:style>
    <style:style style:family="table-cell" style:name="ce2">
      <style:table-cell-properties fo:background-color="#FF0000"/>
    </style:style>
    <style:style style:family="table-cell" style:name="ce3">
      <style:table-cell-properties fo:background-color="#FF0000"/>
    </style:style>
    <style:style style:family="table-cell" style:name="ce4">
      <style:table-cell-properties fo:background-color="#0000FF"/>
    </style:style>
    <style:style style:family="table-cell" style:name="ce5">
      <style:table-cell-properties fo:background-color="#FF0000"/>
    </style:style>
    <style:style style:family="table-cell" style:name="ce6">
      <style:table-cell-properties fo:background-color="#FF0000"/>
    </style:style>
    <style:style style:family="table-cell" style:name="ce7">
      <style:table-cell-properties fo:background-color="#FF0000"/>
    </style:style>
    <style:style style:family="table-cell" style:name="ce8">
      <style:table-cell-properties fo:background-color="#FF0000"/>
    </style:style>
    <style:style style:family="table-cell" style:name="ce9">
      <style:table-cell-properties fo:background-color="#0000FF"/>
    </style:style>
    <style:style style:family="table-cell" style:name="ce10">
      <style:table-cell-properties fo:background-color="#FF0000"/>
    </style:style>
    <style:style style:family="table-cell" style:name="ce11">
      <style:table-cell-properties fo:background-color="#FF0000"/>
    </style:style>
    <style:style style:family="table-cell" style:name="ce12">
      <style:table-cell-properties fo:background-color="#FF0000"/>
    </style:style>
    <style:style style:family="table-cell" style:name="ce13">
      <style:table-cell-properties fo:background-color="#0000FF"/>
    </style:style>
    <style:style style:family="table-cell" style:name="ce14">
      <style:table-cell-properties fo:background-color="#FF0000"/>
    </style:style>
    <style:style style:family="table-cell" style:name="ce15">
      <style:table-cell-properties fo:background-color="#0000FF"/>
    </style:style>
    <style:style style:family="table-cell" style:name="ce16">
      <style:table-cell-properties fo:background-color="#FF0000"/>
    </style:style>
    <style:style style:family="table-cell" style:name="ce17">
      <style:table-cell-properties fo:background-color="#FF0000"/>
    </style:style>
    <style:style style:family="table-cell" style:name="ce18">
      <style:table-cell-properties fo:background-color="#FF0000"/>
    </style:style>
    <style:style style:family="table-cell" style:name="ce19">
      <style:table-cell-properties fo:background-color="#FF0000"/>
    </style:style>
    <style:style style:family="table-cell" style:name="ce20">
      <style:table-cell-properties fo:background-color="#FF0000"/>
    </style:style>
    <style:style style:family="table-cell" style:name="ce21">
      <style:table-cell-properties fo:background-color="#0000FF"/>
    </style:style>
    <style:style style:family="table-cell" style:name="ce22">
      <style:table-cell-properties fo:background-color="#FF0000"/>
    </style:style>
    <style:style style:family="table-cell" style:name="ce23">
      <style:table-cell-properties fo:background-color="#0000FF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number-rows-repeated="5">
          <table:table-cell table:number-columns-repeated="9"/>
        </table:table-row>
        <table:table-row>
          <table:table-cell table:number-columns-repeated="3"/>
          <table:table-cell office:value-type="float" office:value="7" table:style-name="ce0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2">
            <text:p>7</text:p>
          </table:table-cell>
          <table:table-cell office:value-type="float" office:value="5" table:style-name="ce3">
            <text:p>5</text:p>
          </table:table-cell>
          <table:table-cell office:value-type="float" office:value="19" table:style-name="ce4">
            <text:p>19</text:p>
          </table:table-cell>
          <table:table-cell office:value-type="float" office:value="5" table:style-name="ce5">
            <text:p>5</text:p>
          </table:table-cell>
        </table:table-row>
        <table:table-row>
          <table:table-cell table:number-columns-repeated="3"/>
          <table:table-cell office:value-type="float" office:value="4" table:style-name="ce6">
            <text:p>4</text:p>
          </table:table-cell>
          <table:table-cell office:value-type="float" office:value="7" table:style-name="ce7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18" table:style-name="ce9">
            <text:p>18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1">
            <text:p>6</text:p>
          </table:table-cell>
        </table:table-row>
        <table:table-row>
          <table:table-cell table:number-columns-repeated="3"/>
          <table:table-cell office:value-type="float" office:value="3" table:style-name="ce12">
            <text:p>3</text:p>
          </table:table-cell>
          <table:table-cell office:value-type="float" office:value="11" table:style-name="ce13">
            <text:p>11</text:p>
          </table:table-cell>
          <table:table-cell office:value-type="float" office:value="6" table:style-name="ce14">
            <text:p>6</text:p>
          </table:table-cell>
          <table:table-cell office:value-type="float" office:value="15" table:style-name="ce15">
            <text:p>15</text:p>
          </table:table-cell>
          <table:table-cell office:value-type="float" office:value="8" table:style-name="ce16">
            <text:p>8</text:p>
          </table:table-cell>
          <table:table-cell office:value-type="float" office:value="9" table:style-name="ce17">
            <text:p>9</text:p>
          </table:table-cell>
        </table:table-row>
        <table:table-row>
          <table:table-cell table:number-columns-repeated="3"/>
          <table:table-cell office:value-type="float" office:value="9" table:style-name="ce18">
            <text:p>9</text:p>
          </table:table-cell>
          <table:table-cell office:value-type="float" office:value="8" table:style-name="ce19">
            <text:p>8</text:p>
          </table:table-cell>
          <table:table-cell office:value-type="float" office:value="7" table:style-name="ce20">
            <text:p>7</text:p>
          </table:table-cell>
          <table:table-cell office:value-type="float" office:value="22" table:style-name="ce21">
            <text:p>22</text:p>
          </table:table-cell>
          <table:table-cell office:value-type="float" office:value="7" table:style-name="ce22">
            <text:p>7</text:p>
          </table:table-cell>
          <table:table-cell office:value-type="float" office:value="13" table:style-name="ce23">
            <text:p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meta>
    <meta:generator>jOpenDocument/1.5</meta:generator>
  </office:meta>
</office:document-meta>
</file>